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Footnote">
      <style:paragraph-properties fo:text-align="justify" style:justify-single-word="false"/>
    </style:style>
    <style:style style:name="P8" style:family="paragraph" style:parent-style-name="Footnote">
      <style:paragraph-properties fo:margin-left="0cm" fo:margin-right="0cm" fo:text-indent="0cm" style:auto-text-indent="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Footnote">
      <style:paragraph-properties fo:margin-left="0cm" fo:margin-right="0cm" fo:text-indent="0cm" style:auto-text-indent="false">
        <style:tab-stops/>
      </style:paragraph-properties>
    </style:style>
    <style:style style:name="P11" style:family="paragraph" style:parent-style-name="Note_20_de_20_bas_20_de_20_page">
      <style:paragraph-properties fo:text-align="justify" style:justify-single-word="false"/>
    </style:style>
    <style:style style:name="P12"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13" style:family="paragraph" style:parent-style-name="Standard" style:list-style-name="L1">
      <style:paragraph-properties fo:text-align="justify" style:justify-single-word="false"/>
    </style:style>
    <style:style style:name="P14" style:family="paragraph" style:parent-style-name="Heading_20_1">
      <style:paragraph-properties fo:break-before="page"/>
    </style:style>
    <style:style style:name="P15" style:family="paragraph" style:parent-style-name="Text_20_body">
      <style:paragraph-properties fo:line-height="100%"/>
      <style:text-properties style:font-name="Courier 10 Pitch" fo:font-size="10pt" style:font-size-asian="10pt" style:font-size-complex="10pt"/>
    </style:style>
    <style:style style:name="P16"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7" style:family="paragraph" style:parent-style-name="Text_20_body">
      <style:paragraph-properties fo:line-height="100%" fo:text-align="start" style:justify-single-word="false"/>
    </style:style>
    <style:style style:name="P18" style:family="paragraph" style:parent-style-name="Heading_20_6">
      <style:paragraph-properties fo:break-before="page"/>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5.501cm" style:type="right" style:leader-style="dotted" style:leader-text="."/>
        </style:tab-stops>
      </style:paragraph-properties>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Contents_20_3">
      <style:paragraph-properties>
        <style:tab-stops>
          <style:tab-stop style:position="15.002cm" style:type="right" style:leader-style="dotted" style:leader-text="."/>
        </style:tab-stops>
      </style:paragraph-properties>
    </style:style>
    <style:style style:name="P23" style:family="paragraph" style:parent-style-name="Contents_20_5">
      <style:paragraph-properties>
        <style:tab-stops>
          <style:tab-stop style:position="14.004cm" style:type="right" style:leader-style="dotted" style:leader-text="."/>
        </style:tab-stops>
      </style:paragraph-properties>
    </style:style>
    <style:style style:name="P24" style:family="paragraph" style:parent-style-name="Contents_20_4">
      <style:paragraph-properties>
        <style:tab-stops>
          <style:tab-stop style:position="14.503cm" style:type="right" style:leader-style="dotted" style:leader-text="."/>
        </style:tab-stops>
      </style:paragraph-properties>
    </style:style>
    <style:style style:name="P25" style:family="paragraph" style:parent-style-name="Contents_20_6">
      <style:paragraph-properties>
        <style:tab-stops>
          <style:tab-stop style:position="13.504cm" style:type="right" style:leader-style="dotted" style:leader-text="."/>
        </style:tab-stops>
      </style:paragraph-properties>
    </style:style>
    <style:style style:name="T1" style:family="text">
      <style:text-properties style:font-name="Times New Roman" style:font-name-complex="Times New Roman"/>
    </style:style>
    <style:style style:name="T2" style:family="text">
      <style:text-properties style:font-name="Arial" fo:font-weight="bold" style:font-weight-asian="bold" style:font-name-complex="Arial"/>
    </style:style>
    <style:style style:name="T3" style:family="text">
      <style:text-properties fo:font-style="italic" style:font-style-asian="italic" style:font-style-complex="italic"/>
    </style:style>
    <style:style style:name="T4" style:family="text">
      <style:text-properties style:font-name="Courier 10 Pitch"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14" text:outline-level="1">Résumé du rapport</text:h>
      <text:p text:style-name="Standard">(on fera a la fin)</text:p>
      <text:p text:style-name="Standard"/>
      <text:h text:style-name="P14" text:outline-level="1">Summary</text:h>
      <text:p text:style-name="Standard">pareil</text:p>
      <text:p text:style-name="Standard"/>
      <text:p text:style-name="Standard"/>
      <text:p text:style-name="Standard"/>
      <text:p text:style-name="Contents_20_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Sommaire</text:p>
          </text:index-title>
          <text:p text:style-name="P21">Résumé du rapport<text:tab/>3</text:p>
          <text:p text:style-name="P21">Summary<text:tab/>4</text:p>
          <text:p text:style-name="P21">Introduction<text:tab/>6</text:p>
          <text:p text:style-name="P20">IJustification du projet<text:tab/>6</text:p>
          <text:p text:style-name="P20">IIAnalyse de l'existant<text:tab/>6</text:p>
          <text:p text:style-name="P22">AJeu original<text:tab/>6</text:p>
          <text:p text:style-name="P22">BProjets concurrents/voisins<text:tab/>7</text:p>
          <text:p text:style-name="P21">Développement<text:tab/>7</text:p>
          <text:p text:style-name="P20">ILa démarche<text:tab/>7</text:p>
          <text:p text:style-name="P22">ALa répartition des tâches<text:tab/>7</text:p>
          <text:p text:style-name="P22">BUtilisation d'outils de contrôle de version<text:tab/>8</text:p>
          <text:p text:style-name="P22">CDifficultés rencontrées et changements des spécifications techniques<text:tab/>9</text:p>
          <text:p text:style-name="P20">IILa réalisation<text:tab/>9</text:p>
          <text:p text:style-name="P22">ALe cahier des charges<text:tab/>9</text:p>
          <text:p text:style-name="P22">BManuel utilisateur<text:tab/>9</text:p>
          <text:p text:style-name="P22">CLa conception générale et détaillée de l'application<text:tab/>11</text:p>
          <text:p text:style-name="P24">1La communication<text:tab/>11</text:p>
          <text:p text:style-name="P23">aCoté serveur<text:tab/>11</text:p>
          <text:p text:style-name="P23">bCôté client<text:tab/>11</text:p>
          <text:p text:style-name="P23">cPorts utilisés<text:tab/>12</text:p>
          <text:p text:style-name="P23">dLes threads<text:tab/>12</text:p>
          <text:p text:style-name="P23">eLes Mutex<text:tab/>12</text:p>
          <text:p text:style-name="P23">fLes packets<text:tab/>13</text:p>
          <text:p text:style-name="P22">DLa réalisation et la validation de l'application (En gros c'est le codage, et les tests?)<text:tab/>13</text:p>
          <text:p text:style-name="P24">1Le C++<text:tab/>13</text:p>
          <text:p text:style-name="P24">2La SFML<text:tab/>13</text:p>
          <text:p text:style-name="P24">3Le moteur de jeu<text:tab/>14</text:p>
          <text:p text:style-name="P23">aBomberdose<text:tab/>15</text:p>
          <text:p text:style-name="P23">bPlateau<text:tab/>15</text:p>
          <text:p text:style-name="P23">cJoueur<text:tab/>15</text:p>
          <text:p text:style-name="P23">dServer<text:tab/>15</text:p>
          <text:p text:style-name="P23">eSclient<text:tab/>16</text:p>
          <text:p text:style-name="P23">fStructure de données ToClient.h<text:tab/>16</text:p>
          <text:p text:style-name="P24">4Les macros<text:tab/>16</text:p>
          <text:p text:style-name="P24">5Le client<text:tab/>16</text:p>
          <text:p text:style-name="P23">aClient<text:tab/>16</text:p>
          <text:p text:style-name="P23">bStructure de données ToServer.h<text:tab/>16</text:p>
          <text:p text:style-name="P21">Conclusion générale<text:tab/>17</text:p>
          <text:p text:style-name="P21">Bibliographie<text:tab/>18</text:p>
          <text:p text:style-name="P21">Glossaire<text:tab/>19</text:p>
          <text:p text:style-name="P21">Annexes<text:tab/>20</text:p>
          <text:p text:style-name="P25">Annexe 1 : Licence New BSD<text:tab/>21</text:p>
          <text:p text:style-name="P25">Annexe 3 : Structure de données ToClient et surcharge d'opérateurs<text:tab/>22</text:p>
          <text:p text:style-name="P25">Annexe 4 : Structure de données ToServer et surcharge d'opérateurs<text:tab/>23</text:p>
        </text:index-body>
      </text:table-of-content>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7">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7">http://code.google.com/p/bomberdose/</text:p></text:note-body></text:note></text:span> en licence new BSD<text:span text:style-name="Appel_20_note_20_de_20_bas_20_de_20_p."><text:note text:id="ftn3" text:note-class="footnote"><text:note-citation>3</text:note-citation><text:note-body><text:p text:style-name="P7">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7">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0"><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Difficultés rencontrées et 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text:soft-page-break/>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text:soft-page-break/>prédéfini auparavant, et les autres ne pourront rien faire.</text:p>
      <text:p text:style-name="Text_20_body">Attention, un seul client peut être lancé par machine, et chaque client prend en paramètre l'adresse IP du serveur (qu'il est possible de voir sur la machine serveur).</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0"><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note text:id="ftn13" text:note-class="footnote"><text:note-citation>13</text:note-citation><text:note-body><text:p text:style-name="P8"><text:s/>Se reporter à l'annexe 4, struct ToClient.h</text:p></text:note-body></text:note>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0"><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note text:id="ftn15" text:note-class="footnote"><text:note-citation>15</text:note-citation><text:note-body><text:p text:style-name="P8"><text:s/>Se reporter à l'annexe 5, struct ToServer.h</text:p></text:note-body></text:note>. Ces intentions peuvent être très rapprochées, il faut donc les envoyer rapidement. Pour cela, le protocole UDP semblait le plus approprié, en effet si une intention se perd ce n'est pas très grave, il suffit que le joueur reste appuyé sur une touche une fraction <text:soft-page-break/>de seconde de plus.</text:p>
      <text:h text:style-name="Heading_20_5" text:outline-level="5">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0"><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e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0"><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text:tab/>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text:soft-page-break/>partagées, dans un thread. Si ce mutex est déjà fermé au moment de la demande de fermeture, le thread est mis en attente jusqu'au moment ou ce mutex se réouvre. Le mutex s'ouvre 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note text:id="ftn18" text:note-class="footnote"><text:note-citation>18</text:note-citation><text:note-body><text:p text:style-name="P8"><text:s/>Consulter annexe 4 et 5 pour plus d'information.</text:p></text:note-body></text:note>.</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text:soft-page-break/>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T3">append(const void *Data, std::size_t SizeInBytes)</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note text:id="ftn20" text:note-class="footnote"><text:note-citation>20</text:note-citation><text:note-body><text:p text:style-name="P8"><text:s/><text:a xlink:type="simple" xlink:href="http://www.sfml-dev.org/tutorials/1.5/network-sockets.php">http://www.sfml-dev.org/tutorials/1.5/network-sockets.php</text:a>, bas de la page</text:p></text:note-body></text:note>.</text:p>
      <text:p text:style-name="Text_20_body">De même, lors de la diffusion de packets UDP sur le réseau local, plutôt que d'envoyer une fois le packet par client connectés, nous aurions aimé pouvoir créer un groupe avec le MultiCast comme en java<text:note text:id="ftn21" text:note-class="footnote"><text:note-citation>21</text:note-citation><text:note-body><text:p text:style-name="P8"><text:s/>http://java.sun.com/j2se/1.5.0/docs/api/java/net/MulticastSocket.html</text:p></text:note-body></text:note>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2" text:note-class="footnote"><text:note-citation>22</text:note-citation><text:note-body><text:p text:style-name="P10"><text:s/>Se rapporter à l'annexe 2, Diagramme de classe Moteur</text:p></text:note-body></text:note></text:span></text:h>
      <text:p text:style-name="Text_20_body">Le concept de « moteur de jeu » est très flou. La définition générale est « Un moteur de jeu est <text:soft-page-break/>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1">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text:span text:style-name="Police_20_par_20_défaut"><text:span text:style-name="T2">Joueur</text:span></text:span></text:h>
      <text:p text:style-name="Text_20_body">J’écrirai demain !</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text:soft-page-break/>l'accès à cet attribut permet de récupérer les informations importantes au déroulement d'une partie, qui seront envoyées aux clients par l'intermédiaire de la classe « ThreadEnvoi ».</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note text:id="ftn24" text:note-class="footnote"><text:note-citation>24</text:note-citation><text:note-body><text:p text:style-name="Footnote">Annexe 4, struct ToClient.h</text:p></text:note-body></text:note></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25" text:note-class="footnote"><text:note-citation>25</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note text:id="ftn26" text:note-class="footnote"><text:note-citation>26</text:note-citation><text:note-body><text:p text:style-name="Footnote">Annexe 5, struct ToServer.h</text:p></text:note-body></text:note></text:h>
      <text:p text:style-name="Text_20_body">Cette structure représente les données UDP envoyées au serveur par tous les clients. Il s'agit <text:soft-page-break/>en fait de booléens représentant la touche appuyée, ↑↓→← pour se déplacer, ou la barre d'espace, pour poser une bombe.</text:p>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14"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h text:style-name="P14" text:outline-level="1">Glossaire</text:h>
      <text:p text:style-name="Text_20_body">Adresse IP</text:p>
      <text:p text:style-name="Text_20_body">Booléen</text:p>
      <text:p text:style-name="Text_20_body">Char/Characters/Caractères</text:p>
      <text:p text:style-name="Text_20_body">Client</text:p>
      <text:p text:style-name="Text_20_body">Ecouteur</text:p>
      <text:p text:style-name="Text_20_body">Evenement</text:p>
      <text:p text:style-name="Text_20_body">Int/integer</text:p>
      <text:p text:style-name="Text_20_body">MERISE</text:p>
      <text:p text:style-name="Text_20_body">Moteur</text:p>
      <text:p text:style-name="Text_20_body">MultiCast</text:p>
      <text:p text:style-name="Text_20_body">Mutex</text:p>
      <text:p text:style-name="Text_20_body">MVC</text:p>
      <text:p text:style-name="Text_20_body">OpenSource</text:p>
      <text:p text:style-name="Text_20_body">Packets</text:p>
      <text:p text:style-name="Text_20_body">Pointeur </text:p>
      <text:p text:style-name="Text_20_body">Référence</text:p>
      <text:p text:style-name="Text_20_body">Serveur/Server</text:p>
      <text:p text:style-name="Text_20_body">Sprites</text:p>
      <text:p text:style-name="Text_20_body">SVN</text:p>
      <text:p text:style-name="Text_20_body">Tableau de variables</text:p>
      <text:p text:style-name="Text_20_body">Thread</text:p>
      <text:p text:style-name="Text_20_body">UML </text:p>
      <text:h text:style-name="P14"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18" text:outline-level="6">Annexe 1 : Licence New BSD</text:h>
      <text:p text:style-name="Standard">Copyright (c) &lt;year&gt;, &lt;copyright holder&gt;</text:p>
      <text:p text:style-name="Standard">All rights reserved.</text:p>
      <text:p text:style-name="Standard"/>
      <text:p text:style-name="P6">Redistribution and use in source and binary forms, with or without modification, are permitted provided that the following conditions are met:</text:p>
      <text:list xml:id="list568838793" text:style-name="L1">
        <text:list-item>
          <text:p text:style-name="P13">Redistributions of source code must retain the above copyright notice, this list of conditions and the following disclaimer.</text:p>
        </text:list-item>
        <text:list-item>
          <text:p text:style-name="P13">Redistributions in binary form must reproduce the above copyright notice, this list of conditions and the following disclaimer in the documentation and/or other materials provided with the distribution.</text:p>
        </text:list-item>
        <text:list-item>
          <text:p text:style-name="P13">Neither the name of the &lt;organization&gt; nor the names of its contributors may be used to endorse or promote products derived from this software without specific prior written permission.</text:p>
        </text:list-item>
      </text:list>
      <text:p text:style-name="Standard"/>
      <text:p text:style-name="P6">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6">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6">SOFTWARE, EVEN IF ADVISED OF THE POSSIBILITY OF SUCH DAMAGE.</text:p>
      <text:p text:style-name="Text_20_body"/>
      <text:p text:style-name="Text_20_body">Il était nécessaire de choisir une licence parmi une dizaine<text:note text:id="ftn27" text:note-class="footnote"><text:note-citation>27</text:note-citation><text:note-body><text:p text:style-name="P8"><text:s/>Voir <text:a xlink:type="simple" xlink:href="http://code.google.com/hosting/createProject">http://code.google.com/hosting/createProject</text:a> pour la liste complète</text:p></text:note-body></text:note>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18" text:outline-level="6">Annexe 3 : Structure de données ToClient et surcharge d'opérateurs</text:h>
      <text:p text:style-name="P16">struct ToClient</text:p>
      <text:p text:style-name="P16">//Il s'agit des données transitant par UDP du serveur vers le client (d'où le nom de ToClient)</text:p>
      <text:p text:style-name="P16">{</text:p>
      <text:p text:style-name="P16"><text:s text:c="4"/>char* plateau;</text:p>
      <text:p text:style-name="P16"><text:s text:c="4"/>//Le plateau de jeu représenté par un tableau de char pour simplicité d'envoi</text:p>
      <text:p text:style-name="P16"><text:s text:c="4"/>bool j1;</text:p>
      <text:p text:style-name="P16"><text:s text:c="4"/>//L'état du joueur1 : true = vivant, false = mort</text:p>
      <text:p text:style-name="P16"><text:s text:c="4"/>unsigned int x1;</text:p>
      <text:p text:style-name="P16"><text:s text:c="4"/>//l'abscisse du joueur 1 (en pixel)</text:p>
      <text:p text:style-name="P16"><text:s text:c="4"/>unsigned int y1;</text:p>
      <text:p text:style-name="P16"><text:s text:c="4"/>//l'ordonnée du joueur 1 (en pixel)</text:p>
      <text:p text:style-name="P16"><text:s text:c="4"/>bool j2;</text:p>
      <text:p text:style-name="P16"><text:s text:c="4"/>unsigned int x2;</text:p>
      <text:p text:style-name="P16"><text:s text:c="4"/>unsigned int y2;</text:p>
      <text:p text:style-name="P16"><text:s text:c="4"/>bool j3;</text:p>
      <text:p text:style-name="P16"><text:s text:c="4"/>unsigned int x3;</text:p>
      <text:p text:style-name="P16"><text:s text:c="4"/>unsigned int y3;</text:p>
      <text:p text:style-name="P16"><text:s text:c="4"/>bool j4;</text:p>
      <text:p text:style-name="P16"><text:s text:c="4"/>unsigned int x4;</text:p>
      <text:p text:style-name="P16"><text:s text:c="4"/>unsigned int y4;</text:p>
      <text:p text:style-name="P16">};</text:p>
      <text:p text:style-name="P16"/>
      <text:p text:style-name="P16">sf::Packet&amp; operator &gt;&gt;(sf::Packet&amp; Packet, ToClient&amp; T)</text:p>
      <text:p text:style-name="P16">//Surcharge d'opérateur &gt;&gt; pour extraire un ToClient d'un packet (du côté client, dans la classe ThreadEcoute plus précisément)</text:p>
      <text:p text:style-name="P16">{</text:p>
      <text:p text:style-name="P16"><text:s text:c="4"/>return Packet &gt;&gt; T.plateau &gt;&gt; T.j1 &gt;&gt; T.x1 &gt;&gt; T.y1&gt;&gt;T.j2 &gt;&gt; T.x2 &gt;&gt; T.y2 &gt;&gt; T.j3 &gt;&gt; T.x3 &gt;&gt; T.y3 &gt;&gt; T.j4 &gt;&gt; T.x4 &gt;&gt; T.y4;</text:p>
      <text:p text:style-name="P16">}</text:p>
      <text:p text:style-name="P16"/>
      <text:p text:style-name="P16">sf::Packet&amp; operator &lt;&lt;(sf::Packet&amp; Packet, const ToClient&amp; T)</text:p>
      <text:p text:style-name="P16">//surcharge d'opérateur &lt;&lt; pour mettre un ToClient dans un packet (du côté serveur, dans la classe ThreadEnvoi plus précisément)</text:p>
      <text:p text:style-name="P16">{</text:p>
      <text:p text:style-name="P16"><text:s text:c="4"/>return Packet &lt;&lt;T.plateau &lt;&lt; T.j1 &lt;&lt; T.x1 &lt;&lt; T.y1 &lt;&lt; T.j2 &lt;&lt; T.x2 &lt;&lt; T.y2 &lt;&lt; T.j3 &lt;&lt; T.x3 &lt;&lt; T.y3 &lt;&lt; T.j4 &lt;&lt; T.x4 &lt;&lt; T.y4;</text:p>
      <text:p text:style-name="P17"><text:span text:style-name="T4">}</text:span></text:p>
      <text:p text:style-name="P17"><text:span text:style-name="T4"/></text:p>
      <text:p text:style-name="P17"><text:span text:style-name="T4"/></text:p>
      <text:h text:style-name="Heading_20_6" text:outline-level="6"><text:soft-page-break/>Annexe 4 : Structure de données ToServer et surcharge d'opérateurs</text:h>
      <text:p text:style-name="P15">struct ToServer</text:p>
      <text:p text:style-name="P15">//Il s'agit des données transitant par UDP des clients vers le serveur (d'où le nom de ToServer)</text:p>
      <text:p text:style-name="P15">{</text:p>
      <text:p text:style-name="P15"><text:s text:c="4"/>bool up;</text:p>
      <text:p text:style-name="P15"><text:s text:c="4"/>//indique que le joueur veut se déplacer vers le haut</text:p>
      <text:p text:style-name="P15"><text:s text:c="4"/>bool down;</text:p>
      <text:p text:style-name="P15"><text:s text:c="4"/>//indique que le joueur veut se déplacer vers le bas</text:p>
      <text:p text:style-name="P15"><text:s text:c="4"/>bool right;</text:p>
      <text:p text:style-name="P15"><text:s text:c="4"/>//indique que le joueur veut se déplacer vers la droite</text:p>
      <text:p text:style-name="P15"><text:s text:c="4"/>bool left;</text:p>
      <text:p text:style-name="P15"><text:s text:c="4"/>//indique que le joueur veut se déplacer vers la gauche</text:p>
      <text:p text:style-name="P15"><text:s text:c="4"/>bool bomb;</text:p>
      <text:p text:style-name="P15"><text:s text:c="4"/>//indique que le joueur veut poser une bombe</text:p>
      <text:p text:style-name="P15">};</text:p>
      <text:p text:style-name="P15"/>
      <text:p text:style-name="P15">sf::Packet&amp; operator &gt;&gt;(sf::Packet&amp; Packet, ToServer&amp; T)</text:p>
      <text:p text:style-name="P15">//surcharge d'opérateur &gt;&gt; pour extraire un ToServer d'un packet (du côté serveur, dans la classe ThreadEcoute plus précisément)</text:p>
      <text:p text:style-name="P15">{</text:p>
      <text:p text:style-name="P15"><text:s text:c="4"/>return Packet &gt;&gt;T.up &gt;&gt; T.down &gt;&gt; T.right&gt;&gt;T.left&gt;&gt;T.bomb;</text:p>
      <text:p text:style-name="P15">}</text:p>
      <text:p text:style-name="P15"/>
      <text:p text:style-name="P15">sf::Packet&amp; operator &lt;&lt;(sf::Packet&amp; Packet, const ToServer&amp; T)</text:p>
      <text:p text:style-name="P15">//surcharge d'opérateur &lt;&lt; pour ajouter un ToServer dans un packet (du côté client, dans la classe Envoi plus précisément)</text:p>
      <text:p text:style-name="P15">{</text:p>
      <text:p text:style-name="P15"><text:s text:c="4"/>return Packet &lt;&lt;T.up &lt;&lt; T.down &lt;&lt; T.right&lt;&lt; T.left&lt;&lt; T.bomb;</text:p>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3</text:page-number>/<text:page-count>2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11:34:26</dc:date>
    <meta:editing-cycles>256</meta:editing-cycles>
    <meta:editing-duration>PT16H29M33S</meta:editing-duration>
    <meta:document-statistic meta:table-count="0" meta:image-count="0" meta:object-count="0" meta:page-count="23" meta:paragraph-count="298" meta:word-count="5417" meta:character-count="33147"/>
    <meta:template xlink:type="simple" xlink:actuate="onRequest" xlink:title="" xlink:href="Normal.dotm"/>
  </office:meta>
</office:document-meta>
</file>